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479in" fo:margin-left="-0.1771in" fo:margin-top="0in" fo:margin-bottom="0in" table:align="left" style:writing-mode="lr-tb"/>
    </style:style>
    <style:style style:name="Table1.A" style:family="table-column">
      <style:table-column-properties style:column-width="5.1556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 fo:line-height="130%"/>
    </style:style>
    <style:style style:name="P2" style:family="paragraph" style:parent-style-name="Standard" style:master-page-name="Standard">
      <style:paragraph-properties fo:margin-top="0.0835in" fo:margin-bottom="0in" loext:contextual-spacing="false" fo:line-height="100%" style:page-number="1" fo:break-before="auto" fo:break-after="auto"/>
      <style:text-properties fo:font-size="6pt" style:font-size-asian="6pt" style:font-size-complex="6pt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Heading_20_1">
      <style:paragraph-properties fo:margin-top="0.4165in" fo:margin-bottom="0in" loext:contextual-spacing="false" fo:line-height="100%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normal" style:font-style-asian="italic" style:font-weight-asian="normal"/>
    </style:style>
    <style:style style:name="T3" style:family="text">
      <style:text-properties fo:color="#000000" style:font-name="Open Sans" style:font-name-asian="Open Sans1" style:font-name-complex="Open Sans1"/>
    </style:style>
    <style:style style:name="T4" style:family="text">
      <style:text-properties fo:color="#000000" style:font-name="Open Sans" fo:font-weight="bold" style:font-name-asian="Open Sans1" style:font-weight-asian="bold" style:font-name-complex="Open Sans1"/>
    </style:style>
    <style:style style:name="T5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itle"><text:bookmark text:name="_gjdgxs"/>Alessandra Oliveira <text:s/>dos Santos</text:p>
            <text:p text:style-name="Subtitle"><text:bookmark text:name="_30j0zll"/>Digite seu texto aqui Digite seu texto aqui Digite seu texto aqui </text:p>
          </table:table-cell>
          <table:table-cell table:style-name="Table1.A1" office:value-type="string">
            <text:p text:style-name="P3"><text:span text:style-name="T3">lll</text:span></text:p>
          </table:table-cell>
        </table:table-row>
        <table:table-row table:style-name="Table1.2">
          <table:table-cell table:style-name="Table1.A1" office:value-type="string">
            <text:p text:style-name="P7"><text:bookmark text:name="_1fob9te"/>EXPERIÊNCIA</text:p>
            <text:p text:style-name="Heading_20_1"><text:bookmark text:name="_2s8eyo1"/>FORMAÇÃO</text:p>
            <text:p text:style-name="Heading_20_2"><text:bookmark text:name="_17dp8vu"/>Colégio Estadual Professora Edithe, <text:span text:style-name="T5">Campo Largo — </text:span><text:span text:style-name="T2">cursando 1º ano EM</text:span> <text:s text:c="64"/></text:p>
            <text:p text:style-name="Heading_20_3"><text:bookmark text:name="_lnxbz9"/></text:p>
            <text:p text:style-name="P1"/>
            <text:p text:style-name="Heading_20_1"><text:bookmark text:name="_35nkun2"/>PROJETOS</text:p>
            <text:p text:style-name="P4"/>
            <text:p text:style-name="P4"/>
            <text:p text:style-name="P4">Eu pretendo cursar <text:s/>medicina </text:p>
            <text:p text:style-name="P1"/>
          </table:table-cell>
          <table:table-cell table:style-name="Table1.A1" office:value-type="string">
            <text:p text:style-name="P7"><text:bookmark text:name="_44sinio"/>COMPETÊNCIAS</text:p>
            <text:p text:style-name="P4"/>
            <text:p text:style-name="P4">Cuidadora</text:p>
            <text:p text:style-name="P7"><text:bookmark text:name="_wnc58sn80969"/>PRÊMIOS <text:s text:c="5"/>eu ganhei 3 medalhas ,prata e duas de ouro conquistei em jogos de futebol <text:s text:c="180"/></text:p>
            <text:p text:style-name="Heading_20_1"><text:bookmark text:name="_z337ya"/>IDIOMAS</text:p>
            <text:p text:style-name="P5">Digite seu texto aqui Digite seu texto aqui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US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US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4165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079c7" style:text-line-through-style="none" style:text-line-through-type="none" style:text-position="0% 100%" style:font-name="Open Sans" fo:font-family="'Open Sans'" style:font-family-generic="roman" style:font-pitch="variable" fo:font-size="9pt" fo:font-style="normal" style:text-underline-style="none" fo:font-weight="bold" style:font-name-asian="Open Sans1" style:font-family-asian="'Open Sans'" style:font-family-generic-asian="system" style:font-pitch-asian="variable" style:font-size-asian="9pt" style:font-style-asian="normal" style:font-weight-asian="bold" style:font-name-complex="Open Sans1" style:font-family-complex="'Open Sans'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22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Merriweather" fo:font-family="Merriweather" style:font-family-generic="roman" style:font-pitch="variable" fo:font-size="11pt" fo:font-style="normal" style:text-underline-style="none" fo:font-weight="bold" style:font-name-asian="Merriweather1" style:font-family-asian="Merriweather" style:font-family-generic-asian="system" style:font-pitch-asian="variable" style:font-size-asian="11pt" style:font-style-asian="normal" style:font-weight-asian="bold" style:font-name-complex="Merriweather1" style:font-family-complex="Merriweather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693in" fo:margin-bottom="0.0693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Open Sans" fo:font-family="'Open Sans'" style:font-family-generic="roman" style:font-pitch="variable" fo:font-size="8pt" fo:font-style="normal" style:text-underline-style="none" fo:font-weight="normal" style:font-name-asian="Open Sans1" style:font-family-asian="'Open Sans'" style:font-family-generic-asian="system" style:font-pitch-asian="variable" style:font-size-asian="8pt" style:font-style-asian="normal" style:font-weight-asian="normal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Merriweather" fo:font-family="Merriweather" style:font-family-generic="roman" style:font-pitch="variable" fo:font-size="36pt" fo:font-style="normal" style:text-underline-style="none" fo:font-weight="bold" style:font-name-asian="Merriweather1" style:font-family-asian="Merriweather" style:font-family-generic-asian="system" style:font-pitch-asian="variable" style:font-size-asian="36pt" style:font-style-asian="normal" style:font-weight-asian="bold" style:font-name-complex="Merriweather1" style:font-family-complex="Merriweather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Open Sans" fo:font-family="'Open Sans'" style:font-family-generic="roman" style:font-pitch="variable" fo:font-size="9pt" fo:font-style="normal" style:text-underline-style="none" fo:font-weight="normal" style:font-name-asian="Open Sans1" style:font-family-asian="'Open Sans'" style:font-family-generic-asian="system" style:font-pitch-asian="variable" style:font-size-asian="9pt" style:font-style-asian="normal" style:font-weight-asian="normal" style:font-name-complex="Open Sans1" style:font-family-complex="'Open Sans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3" meta:word-count="60" meta:character-count="628" meta:non-whitespace-character-count="324"/>
    <meta:generator>LibreOfficeDev/6.0.5.2$Linux_X86_64 LibreOffice_project/</meta:generator>
  </office:meta>
</office:document-meta>
</file>